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09db59" officeooo:paragraph-rsid="0009db59"/>
    </style:style>
    <style:style style:name="P3" style:family="paragraph" style:parent-style-name="Standard">
      <style:text-properties fo:font-size="11pt" officeooo:rsid="00de8cf4" officeooo:paragraph-rsid="00de8cf4" style:font-size-asian="11pt" style:font-size-complex="11pt"/>
    </style:style>
    <style:style style:name="P4" style:family="paragraph" style:parent-style-name="Standard">
      <style:text-properties fo:font-size="11pt" officeooo:rsid="00e07fa5" officeooo:paragraph-rsid="00e07fa5" style:font-size-asian="11pt" style:font-size-complex="11pt"/>
    </style:style>
    <style:style style:name="P5" style:family="paragraph" style:parent-style-name="Standard">
      <style:text-properties fo:font-size="11pt" officeooo:rsid="00e07fa5" officeooo:paragraph-rsid="00e3785c" style:font-size-asian="11pt" style:font-size-complex="11pt"/>
    </style:style>
    <style:style style:name="P6" style:family="paragraph" style:parent-style-name="Standard">
      <style:text-properties fo:font-size="11pt" officeooo:rsid="00e3785c" officeooo:paragraph-rsid="00e3785c" style:font-size-asian="11pt" style:font-size-complex="11pt"/>
    </style:style>
    <style:style style:name="P7" style:family="paragraph" style:parent-style-name="Standard">
      <style:text-properties fo:font-size="11pt" officeooo:rsid="00e4f726" officeooo:paragraph-rsid="00e4f726" style:font-size-asian="11pt" style:font-size-complex="11pt"/>
    </style:style>
    <style:style style:name="P8" style:family="paragraph" style:parent-style-name="Standard">
      <style:text-properties fo:font-size="11pt" officeooo:rsid="00e6be65" officeooo:paragraph-rsid="00e6be65" style:font-size-asian="11pt" style:font-size-complex="11pt"/>
    </style:style>
    <style:style style:name="P9" style:family="paragraph" style:parent-style-name="Standard">
      <style:text-properties fo:font-size="11pt" officeooo:rsid="00e80cc2" officeooo:paragraph-rsid="00e80cc2" style:font-size-asian="11pt" style:font-size-complex="11pt"/>
    </style:style>
    <style:style style:name="P10" style:family="paragraph" style:parent-style-name="Standard">
      <style:paragraph-properties fo:text-align="center" style:justify-single-word="false"/>
      <style:text-properties fo:font-size="18pt" officeooo:rsid="0009db59" officeooo:paragraph-rsid="0009db59" style:font-size-asian="18pt" style:font-size-complex="18pt"/>
    </style:style>
    <style:style style:name="P11" style:family="paragraph" style:parent-style-name="Standard" style:list-style-name="L1">
      <style:text-properties fo:font-size="13pt" officeooo:rsid="00de8cf4" officeooo:paragraph-rsid="00de8cf4" style:font-size-asian="13pt" style:font-size-complex="13pt"/>
    </style:style>
    <style:style style:name="P12" style:family="paragraph" style:parent-style-name="Standard">
      <style:paragraph-properties fo:break-before="page"/>
      <style:text-properties fo:font-size="11pt" officeooo:rsid="00de8cf4" officeooo:paragraph-rsid="00eb620f" style:font-size-asian="11pt" style:font-size-complex="11pt"/>
    </style:style>
    <style:style style:name="P13" style:family="paragraph" style:parent-style-name="Standard">
      <style:paragraph-properties fo:break-before="page"/>
      <style:text-properties fo:font-size="11pt" officeooo:rsid="00e4f726" officeooo:paragraph-rsid="00eb620f" style:font-size-asian="11pt" style:font-size-complex="11pt"/>
    </style:style>
    <style:style style:name="P14" style:family="paragraph" style:parent-style-name="Standard" style:list-style-name="L1">
      <style:paragraph-properties fo:break-before="page"/>
      <style:text-properties fo:font-size="13pt" officeooo:rsid="00de8cf4" officeooo:paragraph-rsid="00de8cf4" style:font-size-asian="13pt" style:font-size-complex="13pt"/>
    </style:style>
    <style:style style:name="P15" style:family="paragraph">
      <loext:graphic-properties draw:fill="none" draw:fill-color="#ffffff"/>
    </style:style>
    <style:style style:name="P16" style:family="paragraph">
      <style:paragraph-properties fo:text-align="start"/>
    </style:style>
    <style:style style:name="P17" style:family="paragraph">
      <loext:graphic-properties draw:fill="none" draw:fill-color="#ffffff"/>
      <style:paragraph-properties fo:text-align="start"/>
    </style:style>
    <style:style style:name="T1" style:family="text">
      <style:text-properties officeooo:rsid="00dcb186"/>
    </style:style>
    <style:style style:name="T2" style:family="text">
      <style:text-properties officeooo:rsid="00df869d"/>
    </style:style>
    <style:style style:name="T3" style:family="text">
      <style:text-properties officeooo:rsid="00df86ef"/>
    </style:style>
    <style:style style:name="T4" style:family="text">
      <style:text-properties officeooo:rsid="00e17160"/>
    </style:style>
    <style:style style:name="T5" style:family="text">
      <style:text-properties officeooo:rsid="00e8cfbe"/>
    </style:style>
    <style:style style:name="T6" style:family="text">
      <style:text-properties officeooo:rsid="00e980fb"/>
    </style:style>
    <style:style style:name="T7" style:family="text">
      <style:text-properties fo:font-size="11pt" style:font-size-asian="11pt" style:font-size-complex="11pt"/>
    </style:style>
    <style:style style:name="T8" style:family="text">
      <style:text-properties fo:font-size="11pt" officeooo:rsid="00de8cf4" style:font-size-asian="11pt" style:font-size-complex="11pt"/>
    </style:style>
    <style:style style:name="T9" style:family="text">
      <style:text-properties fo:font-size="11pt" officeooo:rsid="00e8cfbe" style:font-size-asian="11pt" style:font-size-complex="11pt"/>
    </style:style>
    <style:style style:name="T10" style:family="text">
      <style:text-properties fo:font-size="11pt" officeooo:rsid="00e980fb" style:font-size-asian="11pt" style:font-size-complex="11pt"/>
    </style:style>
    <style:style style:name="T11" style:family="text">
      <style:text-properties officeooo:rsid="00eb620f"/>
    </style:style>
    <style:style style:name="T12" style:family="text">
      <style:text-properties officeooo:rsid="00de8cf4"/>
    </style:style>
    <style:style style:name="T13" style:family="text">
      <style:text-properties fo:font-size="13pt" style:font-size-asian="13pt" style:font-size-complex="13pt"/>
    </style:style>
    <style:style style:name="T14" style:family="text">
      <style:text-properties fo:font-size="13pt" officeooo:rsid="00e8cfbe" style:font-size-asian="13pt" style:font-size-complex="13pt"/>
    </style:style>
    <style:style style:name="T15" style:family="text">
      <style:text-properties fo:font-size="13pt" officeooo:rsid="00e980fb" style:font-size-asian="13pt" style:font-size-complex="13pt"/>
    </style:style>
    <style:style style:name="T16" style:family="text">
      <style:text-properties fo:font-size="13pt" officeooo:rsid="00de8cf4" style:font-size-asian="13pt" style:font-size-complex="13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color="#000000" draw:fill="none" draw:fill-color="#ffffff" fo:min-height="6.055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3.38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3.92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10">Explotación de la información</text:p>
      <text:p text:style-name="P10"/>
      <text:p text:style-name="P10">Práctica <text:span text:style-name="T1">2</text:span> - <text:span text:style-name="T1">Indexador</text:span></text:p>
      <text:list xml:id="list2011566074" text:style-name="L1">
        <text:list-item>
          <text:p text:style-name="P14">Guardar <text:span text:style-name="T5">y leer</text:span> la <text:span text:style-name="T6">i</text:span>ndexación</text:p>
        </text:list-item>
        <text:list-item>
          <text:p text:style-name="P11">Borrar un documento <text:span text:style-name="T5">de la indexación</text:span></text:p>
        </text:list-item>
      </text:list>
      <text:p text:style-name="P12">1. <text:span text:style-name="T13">Guardar </text:span><text:span text:style-name="T14">y leer</text:span><text:span text:style-name="T13"> la </text:span><text:span text:style-name="T15">i</text:span><text:span text:style-name="T13">ndexación</text:span></text:p>
      <text:p text:style-name="P3"/>
      <text:p text:style-name="P3">La indexación se guarda en ficheros de texto usando un fichero para cada variable de la clase IndexadorHash, por tanto la estructura de ficheros tras guardar la indexación quedaría:</text:p>
      <text:p text:style-name="P3"/>
      <text:p text:style-name="P3">_indice <text:tab/>=&gt; indice.txt <text:tab/><text:tab/><text:span text:style-name="T2">=&gt; </text:span>GuardarIndice();<text:tab/><text:span text:style-name="T4">=&gt; LeerIndice()</text:span></text:p>
      <text:p text:style-name="P3">_indiceDocs <text:tab/>=&gt; indiceDocs.txt<text:tab/> <text:span text:style-name="T2">=&gt; </text:span>GuardarIndiceDocs();<text:tab/><text:span text:style-name="T4">=&gt; LeerIndiceDocs()</text:span></text:p>
      <text:p text:style-name="P3">_InformacionColeccionDocs <text:tab/><text:tab/>=&gt; GuardarInformacionColeccionDocs(); <text:span text:style-name="T4">=&gt; LeerICD()</text:span></text:p>
      <text:p text:style-name="P3">_tok <text:tab/><text:tab/>=&gt; tokenizador.txt <text:tab/><text:span text:style-name="T2">=&gt; </text:span>GuardarTokenizador();<text:tab/><text:span text:style-name="T4">=&gt; LeerTokenizador()</text:span></text:p>
      <text:p text:style-name="P3">resto de campos =&gt; variables.txt <text:tab/><text:span text:style-name="T2">=&gt; </text:span>GuardarVariables();<text:tab/><text:span text:style-name="T4">=&gt; LeerVariables()</text:span></text:p>
      <text:p text:style-name="P3"/>
      <text:p text:style-name="P4">Para guardar los datos redirijo la salida del operador &lt;&lt; a los ficheros de esta forma no he tenido que codificar la forma en que guardo los datos. <text:span text:style-name="T4">Luego para recuperar la indexación obtengo los datos tokenizando el fichero con el mismo tokenizador general de la práctica 1, en los campos donde la cantidad de elementos varía en función de los documentos a indexar son fáciles de obtener ya que en la salida de cada valor antes de este se escribe de que trata con una o dos palabras.</text:span></text:p>
      <text:p text:style-name="P4"/>
      <text:p text:style-name="P6">La estructura que en general se ha usado para leer la indexación es la siguiente:</text:p>
      <text:p text:style-name="P5"><draw:frame text:anchor-type="paragraph" draw:z-index="0" draw:name="Shape1" draw:style-name="gr1" draw:text-style-name="P15" svg:width="17.463cm" svg:height="6.331cm" svg:x="0.226cm" svg:y="0.3cm"><draw:text-box><text:p>Ifstream file;</text:p><text:p>file.open(“ruta del fichero a leer”);</text:p><text:p><text:span text:style-name="T17"/></text:p><text:p><text:span text:style-name="T18">While ( getline(file, linea) ) {</text:span></text:p><text:p/><text:p><text:tab/>std::list&lt;std::string&gt; tokens;</text:p><text:p><text:tab/>_tokenizador.Tokenizar(linea, tokens);</text:p><text:p/><text:p><text:span text:style-name="T18"><text:tab/></text:span><text:span text:style-name="T18">for (auto t = tokens.begin(); t != tokens.end(); ++t) {</text:span></text:p><text:p><text:tab/><text:tab/><text:tab/>/<text:span text:style-name="T19">* procesar la linea *</text:span>/</text:p><text:p><text:tab/>}</text:p><text:p/><text:p>}</text:p></draw:text-box></draw:frame></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En cuanto a la complejidad de leer la indexación dependerá de la cantida de lineas a leer por el bucle exterior y a esta se le aplicará el producto del bucle interior que depende de la cantida de tokens extraida de la linea.</text:p>
      <text:p text:style-name="P13">2. <text:span text:style-name="T16">Borrar un documento de la indexación</text:span></text:p>
      <text:p text:style-name="P7"/>
      <text:p text:style-name="P8">Dado que para borrar un documento de la indexación se proporciona su ruta y estos se indexan a partir de un identificador de tipo entero he añadido un mapa que relacion<text:span text:style-name="T11">a</text:span> la ruta de un documento indexado con su identifi<text:span text:style-name="T11">c</text:span>ador de esta forma obtener el id de un documento que se quiere borrar se puede hacer con complejidad lineal. Este mapa “_documentos” se rellena durante la indexación. La implementación quedaría de la siguiente forma:</text:p>
      <text:p text:style-name="P8"/>
      <text:p text:style-name="P8"><draw:frame text:anchor-type="paragraph" draw:z-index="1" draw:name="Shape2" draw:style-name="gr2" draw:text-style-name="P17" svg:width="18.562cm" svg:height="5.845cm" svg:x="0.145cm" svg:y="0.019cm"><draw:text-box><text:p text:style-name="P16"><text:tab/>if (_indiceDocs.find(nomDoc) != _indiceDocs.end()) {</text:p><text:p text:style-name="P16"><text:tab/><text:tab/>// Decrementar los contadores</text:p><text:p text:style-name="P16"><text:tab/>int id_doc = getDocId(nomDoc);<text:tab/><text:tab/>// Necesitamos el id del documento</text:p><text:p text:style-name="P16"><text:tab/><text:tab/>for (auto&amp; i : _indice) {</text:p><text:p text:style-name="P16"><text:tab/><text:tab/><text:tab/>// Referencia a la variable privada _l_docs</text:p><text:p text:style-name="P16"><text:tab/><text:tab/><text:tab/>auto&amp; lista_doc = i.second.apuntarListaDocs();</text:p><text:p text:style-name="P16"><text:tab/><text:tab/><text:tab/>// Comprobar si en _l_docs está el documento</text:p><text:p text:style-name="P16"><text:tab/><text:tab/><text:tab/>auto d = lista_doc.find(id_doc);</text:p><text:p text:style-name="P16"><text:tab/><text:tab/><text:tab/>if (d != lista_doc.end()) {<text:tab/><text:tab/><text:tab/><text:tab/></text:p><text:p text:style-name="P16"><text:tab/><text:tab/><text:tab/><text:tab/>// Borrar d de la _l_docs // Restar la ft</text:p><text:p text:style-name="P16"><text:tab/><text:tab/><text:tab/>}</text:p><text:p text:style-name="P16"><text:tab/><text:tab/>}</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ara acabar recorro una vez más la indexación para borrar aquellos <text:span text:style-name="T11">í</text:span>ndices cuya lista de documentos llega a ser cero por tanto ya no están indexados.</text:p>
      <text:p text:style-name="P9"/>
      <text:p text:style-name="P9"><draw:frame text:anchor-type="paragraph" draw:z-index="2" draw:name="Shape3" draw:style-name="gr3" draw:text-style-name="P15" svg:width="18.806cm" svg:height="6.818cm" svg:x="0.064cm" svg:y="0.049cm"><draw:text-box><text:p><text:tab/><text:tab/>std::stack&lt;std::string&gt; s;</text:p><text:p><text:tab/><text:tab/>// Lista en una pila S los indices cuya _l_docs pasa a ser 0</text:p><text:p><text:tab/><text:tab/>for (auto it=_indice.begin(); it!=_indice.end(); ++it) {</text:p><text:p><text:tab/><text:tab/><text:tab/>auto l = it-&gt;second.apuntarListaDocs();<text:tab/>// Referencia a _l_docs</text:p><text:p><text:tab/><text:tab/><text:tab/>if (l.size() == 0) {s.push(it-&gt;first);}<text:tab/>// IF _l_docs.size() == 0 THEN store i key</text:p><text:p><text:tab/><text:tab/>}</text:p><text:p/><text:p><text:tab/><text:tab/>// Borrar de _indice aquellos i que almacena la pila</text:p><text:p><text:tab/><text:tab/>std::string i = "";</text:p><text:p><text:tab/><text:tab/>while (!s.empty()) {</text:p><text:p><text:tab/><text:tab/><text:tab/>i = s.top();</text:p><text:p><text:tab/><text:tab/><text:tab/>s.pop();</text:p><text:p><text:tab/><text:tab/><text:tab/>_indice.erase(i);</text:p><text:p><text:tab/><text: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2:15:08.343993370</meta:creation-date>
    <meta:generator>LibreOffice/6.1.5.2$Linux_X86_64 LibreOffice_project/10$Build-2</meta:generator>
    <dc:date>2019-05-05T18:27:27.160935527</dc:date>
    <meta:editing-duration>PT7H25M20S</meta:editing-duration>
    <meta:editing-cycles>202</meta:editing-cycles>
    <meta:document-statistic meta:table-count="0" meta:image-count="0" meta:object-count="0" meta:page-count="4" meta:paragraph-count="18" meta:word-count="346" meta:character-count="2105" meta:non-whitespace-character-count="1766"/>
  </office:meta>
</office:document-meta>
</file>